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14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alys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 table:number-columns-spanned="5" table:number-rows-spanned="1">
            <text:p>Analyse des performances du solveur</text:p>
          </table:table-cell>
          <table:covered-table-cell table:number-columns-repeated="4" table:style-name="ce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nf+xorset</text:p>
          </table:table-cell>
          <table:covered-table-cell table:style-name="ce4"/>
          <table:table-cell table:style-name="ce4"/>
          <table:table-cell table:style-name="ce2" office:value-type="string" calcext:value-type="string" table:number-columns-spanned="2" table:number-rows-spanned="1">
            <text:p>subst+xorset</text:p>
          </table:table-cell>
          <table:covered-table-cell table:style-name="ce4"/>
        </table:table-row>
        <table:table-row table:style-name="ro2"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temps_ml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temps_ml</text:p>
          </table:table-cell>
        </table:table-row>
        <table:table-row table:style-name="ro2">
          <table:table-cell/>
          <table:table-cell office:value-type="float" office:value="127378" calcext:value-type="float">
            <text:p>127378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127378" calcext:value-type="float">
            <text:p>127378</text:p>
          </table:table-cell>
          <table:table-cell office:value-type="float" office:value="989" calcext:value-type="float">
            <text:p>989</text:p>
          </table:table-cell>
        </table:table-row>
        <table:table-row table:style-name="ro2">
          <table:table-cell/>
          <table:table-cell office:value-type="float" office:value="402118" calcext:value-type="float">
            <text:p>402118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402118" calcext:value-type="float">
            <text:p>402118</text:p>
          </table:table-cell>
          <table:table-cell office:value-type="float" office:value="3147" calcext:value-type="float">
            <text:p>3147</text:p>
          </table:table-cell>
        </table:table-row>
        <table:table-row table:style-name="ro2">
          <table:table-cell/>
          <table:table-cell office:value-type="float" office:value="2899750" calcext:value-type="float">
            <text:p>2899750</text:p>
          </table:table-cell>
          <table:table-cell office:value-type="float" office:value="20656" calcext:value-type="float">
            <text:p>20656</text:p>
          </table:table-cell>
          <table:table-cell/>
          <table:table-cell office:value-type="float" office:value="2899750" calcext:value-type="float">
            <text:p>2899750</text:p>
          </table:table-cell>
          <table:table-cell office:value-type="float" office:value="26215" calcext:value-type="float">
            <text:p>26215</text:p>
          </table:table-cell>
        </table:table-row>
        <table:table-row table:style-name="ro2">
          <table:table-cell/>
          <table:table-cell office:value-type="float" office:value="4352195" calcext:value-type="float">
            <text:p>4352195</text:p>
          </table:table-cell>
          <table:table-cell office:value-type="float" office:value="30171" calcext:value-type="float">
            <text:p>30171</text:p>
          </table:table-cell>
          <table:table-cell/>
          <table:table-cell office:value-type="float" office:value="3709065" calcext:value-type="float">
            <text:p>3709065</text:p>
          </table:table-cell>
          <table:table-cell office:value-type="float" office:value="33999" calcext:value-type="float">
            <text:p>33999</text:p>
          </table:table-cell>
        </table:table-row>
        <table:table-row table:style-name="ro2">
          <table:table-cell/>
          <table:table-cell office:value-type="float" office:value="3709064" calcext:value-type="float">
            <text:p>3709064</text:p>
          </table:table-cell>
          <table:table-cell office:value-type="float" office:value="26281" calcext:value-type="float">
            <text:p>26281</text:p>
          </table:table-cell>
          <table:table-cell/>
          <table:table-cell office:value-type="float" office:value="4352195" calcext:value-type="float">
            <text:p>4352195</text:p>
          </table:table-cell>
          <table:table-cell office:value-type="float" office:value="35150" calcext:value-type="float">
            <text:p>35150</text:p>
          </table:table-cell>
        </table:table-row>
        <table:table-row table:style-name="ro2">
          <table:table-cell/>
          <table:table-cell office:value-type="float" office:value="5131991" calcext:value-type="float">
            <text:p>5131991</text:p>
          </table:table-cell>
          <table:table-cell office:value-type="float" office:value="34433" calcext:value-type="float">
            <text:p>34433</text:p>
          </table:table-cell>
          <table:table-cell/>
          <table:table-cell office:value-type="float" office:value="5131991" calcext:value-type="float">
            <text:p>5131991</text:p>
          </table:table-cell>
          <table:table-cell office:value-type="float" office:value="45913" calcext:value-type="float">
            <text:p>45913</text:p>
          </table:table-cell>
        </table:table-row>
        <table:table-row table:style-name="ro2">
          <table:table-cell/>
          <table:table-cell office:value-type="float" office:value="5042569" calcext:value-type="float">
            <text:p>5042569</text:p>
          </table:table-cell>
          <table:table-cell office:value-type="float" office:value="33366" calcext:value-type="float">
            <text:p>33366</text:p>
          </table:table-cell>
          <table:table-cell/>
          <table:table-cell office:value-type="float" office:value="5042569" calcext:value-type="float">
            <text:p>5042569</text:p>
          </table:table-cell>
          <table:table-cell office:value-type="float" office:value="43701" calcext:value-type="float">
            <text:p>43701</text:p>
          </table:table-cell>
        </table:table-row>
        <table:table-row table:style-name="ro2">
          <table:table-cell/>
          <table:table-cell office:value-type="float" office:value="6300631" calcext:value-type="float">
            <text:p>6300631</text:p>
          </table:table-cell>
          <table:table-cell office:value-type="float" office:value="44683" calcext:value-type="float">
            <text:p>44683</text:p>
          </table:table-cell>
          <table:table-cell/>
          <table:table-cell office:value-type="float" office:value="5795910" calcext:value-type="float">
            <text:p>5795910</text:p>
          </table:table-cell>
          <table:table-cell office:value-type="float" office:value="49545" calcext:value-type="float">
            <text:p>49545</text:p>
          </table:table-cell>
        </table:table-row>
        <table:table-row table:style-name="ro2">
          <table:table-cell/>
          <table:table-cell office:value-type="float" office:value="5795906" calcext:value-type="float">
            <text:p>5795906</text:p>
          </table:table-cell>
          <table:table-cell office:value-type="float" office:value="40429" calcext:value-type="float">
            <text:p>40429</text:p>
          </table:table-cell>
          <table:table-cell/>
          <table:table-cell office:value-type="float" office:value="6300635" calcext:value-type="float">
            <text:p>6300635</text:p>
          </table:table-cell>
          <table:table-cell office:value-type="float" office:value="55054" calcext:value-type="float">
            <text:p>55054</text:p>
          </table:table-cell>
        </table:table-row>
        <table:table-row table:style-name="ro2">
          <table:table-cell/>
          <table:table-cell office:value-type="float" office:value="6361638" calcext:value-type="float">
            <text:p>6361638</text:p>
          </table:table-cell>
          <table:table-cell office:value-type="float" office:value="46338" calcext:value-type="float">
            <text:p>46338</text:p>
          </table:table-cell>
          <table:table-cell/>
          <table:table-cell office:value-type="float" office:value="6361640" calcext:value-type="float">
            <text:p>6361640</text:p>
          </table:table-cell>
          <table:table-cell office:value-type="float" office:value="55206" calcext:value-type="float">
            <text:p>55206</text:p>
          </table:table-cell>
        </table:table-row>
        <table:table-row table:style-name="ro2">
          <table:table-cell/>
          <table:table-cell office:value-type="float" office:value="8065968" calcext:value-type="float">
            <text:p>8065968</text:p>
          </table:table-cell>
          <table:table-cell office:value-type="float" office:value="58434" calcext:value-type="float">
            <text:p>58434</text:p>
          </table:table-cell>
          <table:table-cell/>
          <table:table-cell office:value-type="float" office:value="8065995" calcext:value-type="float">
            <text:p>8065995</text:p>
          </table:table-cell>
          <table:table-cell office:value-type="float" office:value="74611" calcext:value-type="float">
            <text:p>74611</text:p>
          </table:table-cell>
        </table:table-row>
        <table:table-row table:style-name="ro2">
          <table:table-cell/>
          <table:table-cell office:value-type="float" office:value="9822520" calcext:value-type="float">
            <text:p>9822520</text:p>
          </table:table-cell>
          <table:table-cell office:value-type="float" office:value="67580" calcext:value-type="float">
            <text:p>67580</text:p>
          </table:table-cell>
          <table:table-cell/>
          <table:table-cell office:value-type="float" office:value="9822521" calcext:value-type="float">
            <text:p>9822521</text:p>
          </table:table-cell>
          <table:table-cell office:value-type="float" office:value="84342" calcext:value-type="float">
            <text:p>84342</text:p>
          </table:table-cell>
        </table:table-row>
        <table:table-row table:style-name="ro2">
          <table:table-cell/>
          <table:table-cell office:value-type="float" office:value="10199592" calcext:value-type="float">
            <text:p>10199592</text:p>
          </table:table-cell>
          <table:table-cell office:value-type="float" office:value="68014" calcext:value-type="float">
            <text:p>68014</text:p>
          </table:table-cell>
          <table:table-cell/>
          <table:table-cell office:value-type="float" office:value="10239397" calcext:value-type="float">
            <text:p>10239397</text:p>
          </table:table-cell>
          <table:table-cell office:value-type="float" office:value="92103" calcext:value-type="float">
            <text:p>92103</text:p>
          </table:table-cell>
        </table:table-row>
        <table:table-row table:style-name="ro2">
          <table:table-cell/>
          <table:table-cell office:value-type="float" office:value="10239393" calcext:value-type="float">
            <text:p>10239393</text:p>
          </table:table-cell>
          <table:table-cell office:value-type="float" office:value="75077" calcext:value-type="float">
            <text:p>75077</text:p>
          </table:table-cell>
          <table:table-cell/>
          <table:table-cell office:value-type="float" office:value="10199722" calcext:value-type="float">
            <text:p>10199722</text:p>
          </table:table-cell>
          <table:table-cell office:value-type="float" office:value="87200" calcext:value-type="float">
            <text:p>87200</text:p>
          </table:table-cell>
        </table:table-row>
        <table:table-row table:style-name="ro2">
          <table:table-cell/>
          <table:table-cell office:value-type="float" office:value="13840685" calcext:value-type="float">
            <text:p>13840685</text:p>
          </table:table-cell>
          <table:table-cell office:value-type="float" office:value="82742" calcext:value-type="float">
            <text:p>82742</text:p>
          </table:table-cell>
          <table:table-cell/>
          <table:table-cell office:value-type="float" office:value="14665118" calcext:value-type="float">
            <text:p>14665118</text:p>
          </table:table-cell>
          <table:table-cell office:value-type="float" office:value="117927" calcext:value-type="float">
            <text:p>117927</text:p>
          </table:table-cell>
        </table:table-row>
        <table:table-row table:style-name="ro2">
          <table:table-cell/>
          <table:table-cell office:value-type="float" office:value="14665109" calcext:value-type="float">
            <text:p>14665109</text:p>
          </table:table-cell>
          <table:table-cell office:value-type="float" office:value="97052" calcext:value-type="float">
            <text:p>97052</text:p>
          </table:table-cell>
          <table:table-cell/>
          <table:table-cell office:value-type="float" office:value="13840686" calcext:value-type="float">
            <text:p>13840686</text:p>
          </table:table-cell>
          <table:table-cell office:value-type="float" office:value="120503" calcext:value-type="float">
            <text:p>120503</text:p>
          </table:table-cell>
        </table:table-row>
        <table:table-row table:style-name="ro2">
          <table:table-cell/>
          <table:table-cell office:value-type="float" office:value="19069001" calcext:value-type="float">
            <text:p>19069001</text:p>
          </table:table-cell>
          <table:table-cell office:value-type="float" office:value="97606" calcext:value-type="float">
            <text:p>97606</text:p>
          </table:table-cell>
          <table:table-cell/>
          <table:table-cell office:value-type="float" office:value="16492966" calcext:value-type="float">
            <text:p>16492966</text:p>
          </table:table-cell>
          <table:table-cell office:value-type="float" office:value="141151" calcext:value-type="float">
            <text:p>141151</text:p>
          </table:table-cell>
        </table:table-row>
        <table:table-row table:style-name="ro2">
          <table:table-cell/>
          <table:table-cell office:value-type="float" office:value="17952464" calcext:value-type="float">
            <text:p>17952464</text:p>
          </table:table-cell>
          <table:table-cell office:value-type="float" office:value="113438" calcext:value-type="float">
            <text:p>113438</text:p>
          </table:table-cell>
          <table:table-cell/>
          <table:table-cell office:value-type="float" office:value="18864883" calcext:value-type="float">
            <text:p>18864883</text:p>
          </table:table-cell>
          <table:table-cell office:value-type="float" office:value="149940" calcext:value-type="float">
            <text:p>149940</text:p>
          </table:table-cell>
        </table:table-row>
        <table:table-row table:style-name="ro2">
          <table:table-cell/>
          <table:table-cell office:value-type="float" office:value="16492953" calcext:value-type="float">
            <text:p>16492953</text:p>
          </table:table-cell>
          <table:table-cell office:value-type="float" office:value="118712" calcext:value-type="float">
            <text:p>118712</text:p>
          </table:table-cell>
          <table:table-cell/>
          <table:table-cell office:value-type="float" office:value="19312658" calcext:value-type="float">
            <text:p>19312658</text:p>
          </table:table-cell>
          <table:table-cell office:value-type="float" office:value="156975" calcext:value-type="float">
            <text:p>156975</text:p>
          </table:table-cell>
        </table:table-row>
        <table:table-row table:style-name="ro2">
          <table:table-cell/>
          <table:table-cell office:value-type="float" office:value="19312656" calcext:value-type="float">
            <text:p>19312656</text:p>
          </table:table-cell>
          <table:table-cell office:value-type="float" office:value="121219" calcext:value-type="float">
            <text:p>121219</text:p>
          </table:table-cell>
          <table:table-cell/>
          <table:table-cell office:value-type="float" office:value="17952464" calcext:value-type="float">
            <text:p>17952464</text:p>
          </table:table-cell>
          <table:table-cell office:value-type="float" office:value="155515" calcext:value-type="float">
            <text:p>155515</text:p>
          </table:table-cell>
        </table:table-row>
        <table:table-row table:style-name="ro2">
          <table:table-cell/>
          <table:table-cell office:value-type="float" office:value="18864854" calcext:value-type="float">
            <text:p>18864854</text:p>
          </table:table-cell>
          <table:table-cell office:value-type="float" office:value="132333" calcext:value-type="float">
            <text:p>132333</text:p>
          </table:table-cell>
          <table:table-cell/>
          <table:table-cell office:value-type="float" office:value="19069008" calcext:value-type="float">
            <text:p>19069008</text:p>
          </table:table-cell>
          <table:table-cell office:value-type="float" office:value="159105" calcext:value-type="float">
            <text:p>159105</text:p>
          </table:table-cell>
        </table:table-row>
        <table:table-row table:style-name="ro2">
          <table:table-cell/>
          <table:table-cell office:value-type="float" office:value="18730275" calcext:value-type="float">
            <text:p>18730275</text:p>
          </table:table-cell>
          <table:table-cell office:value-type="float" office:value="135021" calcext:value-type="float">
            <text:p>135021</text:p>
          </table:table-cell>
          <table:table-cell/>
          <table:table-cell office:value-type="float" office:value="18730277" calcext:value-type="float">
            <text:p>18730277</text:p>
          </table:table-cell>
          <table:table-cell office:value-type="float" office:value="154456" calcext:value-type="float">
            <text:p>154456</text:p>
          </table:table-cell>
        </table:table-row>
        <table:table-row table:style-name="ro2">
          <table:table-cell/>
          <table:table-cell office:value-type="float" office:value="21085474" calcext:value-type="float">
            <text:p>21085474</text:p>
          </table:table-cell>
          <table:table-cell office:value-type="float" office:value="140498" calcext:value-type="float">
            <text:p>140498</text:p>
          </table:table-cell>
          <table:table-cell/>
          <table:table-cell office:value-type="float" office:value="20988583" calcext:value-type="float">
            <text:p>20988583</text:p>
          </table:table-cell>
          <table:table-cell office:value-type="float" office:value="167262" calcext:value-type="float">
            <text:p>167262</text:p>
          </table:table-cell>
        </table:table-row>
        <table:table-row table:style-name="ro2">
          <table:table-cell/>
          <table:table-cell office:value-type="float" office:value="20532639" calcext:value-type="float">
            <text:p>20532639</text:p>
          </table:table-cell>
          <table:table-cell office:value-type="float" office:value="142770" calcext:value-type="float">
            <text:p>142770</text:p>
          </table:table-cell>
          <table:table-cell/>
          <table:table-cell office:value-type="float" office:value="21085477" calcext:value-type="float">
            <text:p>21085477</text:p>
          </table:table-cell>
          <table:table-cell office:value-type="float" office:value="188674" calcext:value-type="float">
            <text:p>188674</text:p>
          </table:table-cell>
        </table:table-row>
        <table:table-row table:style-name="ro2">
          <table:table-cell/>
          <table:table-cell office:value-type="float" office:value="20988583" calcext:value-type="float">
            <text:p>20988583</text:p>
          </table:table-cell>
          <table:table-cell office:value-type="float" office:value="136690" calcext:value-type="float">
            <text:p>136690</text:p>
          </table:table-cell>
          <table:table-cell/>
          <table:table-cell office:value-type="float" office:value="20532639" calcext:value-type="float">
            <text:p>20532639</text:p>
          </table:table-cell>
          <table:table-cell office:value-type="float" office:value="190951" calcext:value-type="float">
            <text:p>190951</text:p>
          </table:table-cell>
        </table:table-row>
        <table:table-row table:style-name="ro2">
          <table:table-cell/>
          <table:table-cell office:value-type="float" office:value="26476068" calcext:value-type="float">
            <text:p>26476068</text:p>
          </table:table-cell>
          <table:table-cell office:value-type="float" office:value="150784" calcext:value-type="float">
            <text:p>150784</text:p>
          </table:table-cell>
          <table:table-cell/>
          <table:table-cell office:value-type="float" office:value="26476151" calcext:value-type="float">
            <text:p>26476151</text:p>
          </table:table-cell>
          <table:table-cell office:value-type="float" office:value="205832" calcext:value-type="float">
            <text:p>205832</text:p>
          </table:table-cell>
        </table:table-row>
        <table:table-row table:style-name="ro2">
          <table:table-cell/>
          <table:table-cell office:value-type="float" office:value="27611617" calcext:value-type="float">
            <text:p>27611617</text:p>
          </table:table-cell>
          <table:table-cell office:value-type="float" office:value="150509" calcext:value-type="float">
            <text:p>150509</text:p>
          </table:table-cell>
          <table:table-cell/>
          <table:table-cell office:value-type="float" office:value="28976393" calcext:value-type="float">
            <text:p>28976393</text:p>
          </table:table-cell>
          <table:table-cell office:value-type="float" office:value="204450" calcext:value-type="float">
            <text:p>204450</text:p>
          </table:table-cell>
        </table:table-row>
        <table:table-row table:style-name="ro2">
          <table:table-cell/>
          <table:table-cell office:value-type="float" office:value="28976360" calcext:value-type="float">
            <text:p>28976360</text:p>
          </table:table-cell>
          <table:table-cell office:value-type="float" office:value="157911" calcext:value-type="float">
            <text:p>157911</text:p>
          </table:table-cell>
          <table:table-cell/>
          <table:table-cell office:value-type="float" office:value="29579788" calcext:value-type="float">
            <text:p>29579788</text:p>
          </table:table-cell>
          <table:table-cell office:value-type="float" office:value="205613" calcext:value-type="float">
            <text:p>205613</text:p>
          </table:table-cell>
        </table:table-row>
        <table:table-row table:style-name="ro2">
          <table:table-cell/>
          <table:table-cell office:value-type="float" office:value="29579785" calcext:value-type="float">
            <text:p>29579785</text:p>
          </table:table-cell>
          <table:table-cell office:value-type="float" office:value="166984" calcext:value-type="float">
            <text:p>166984</text:p>
          </table:table-cell>
          <table:table-cell/>
          <table:table-cell office:value-type="float" office:value="27611632" calcext:value-type="float">
            <text:p>27611632</text:p>
          </table:table-cell>
          <table:table-cell office:value-type="float" office:value="204911" calcext:value-type="float">
            <text:p>204911</text:p>
          </table:table-cell>
        </table:table-row>
        <table:table-row table:style-name="ro2">
          <table:table-cell/>
          <table:table-cell office:value-type="float" office:value="29062041" calcext:value-type="float">
            <text:p>29062041</text:p>
          </table:table-cell>
          <table:table-cell office:value-type="float" office:value="173674" calcext:value-type="float">
            <text:p>173674</text:p>
          </table:table-cell>
          <table:table-cell/>
          <table:table-cell office:value-type="float" office:value="29820003" calcext:value-type="float">
            <text:p>29820003</text:p>
          </table:table-cell>
          <table:table-cell office:value-type="float" office:value="218867" calcext:value-type="float">
            <text:p>218867</text:p>
          </table:table-cell>
        </table:table-row>
        <table:table-row table:style-name="ro2">
          <table:table-cell/>
          <table:table-cell office:value-type="float" office:value="29819994" calcext:value-type="float">
            <text:p>29819994</text:p>
          </table:table-cell>
          <table:table-cell office:value-type="float" office:value="169047" calcext:value-type="float">
            <text:p>169047</text:p>
          </table:table-cell>
          <table:table-cell/>
          <table:table-cell office:value-type="float" office:value="29062049" calcext:value-type="float">
            <text:p>29062049</text:p>
          </table:table-cell>
          <table:table-cell office:value-type="float" office:value="227534" calcext:value-type="float">
            <text:p>227534</text:p>
          </table:table-cell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 office:value-type="string" calcext:value-type="string">
            <text:p>Moyenne</text:p>
          </table:table-cell>
          <table:table-cell office:value-type="float" office:value="14564879.71" calcext:value-type="float">
            <text:p>14564879,71</text:p>
          </table:table-cell>
          <table:table-cell office:value-type="float" office:value="91475.29" calcext:value-type="float">
            <text:p>91475,29</text:p>
          </table:table-cell>
          <table:table-cell/>
          <table:table-cell office:value-type="float" office:value="14564892.29" calcext:value-type="float">
            <text:p>14564892,29</text:p>
          </table:table-cell>
          <table:table-cell office:value-type="float" office:value="117962.61" calcext:value-type="float">
            <text:p>117962,61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office:value-type="float" office:value="9423003.97" calcext:value-type="float">
            <text:p>9423003,97</text:p>
          </table:table-cell>
          <table:table-cell office:value-type="float" office:value="54129.71" calcext:value-type="float">
            <text:p>54129,71</text:p>
          </table:table-cell>
          <table:table-cell/>
          <table:table-cell office:value-type="float" office:value="9423008.63" calcext:value-type="float">
            <text:p>9423008,63</text:p>
          </table:table-cell>
          <table:table-cell office:value-type="float" office:value="70713.25" calcext:value-type="float">
            <text:p>70713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7T11:10:16.637844054</dc:date>
    <meta:editing-duration>PT1M22S</meta:editing-duration>
    <meta:editing-cycles>1</meta:editing-cycles>
    <meta:document-statistic meta:table-count="1" meta:cell-count="141" meta:object-count="0"/>
    <meta:generator>LibreOffice/6.4.7.2$Linux_X86_64 LibreOffice_project/40$Build-2</meta:generator>
  </office:meta>
</office:document-meta>
</file>